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3cb2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193cb2"/>
    </style:style>
    <style:style style:name="P3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officeooo:paragraph-rsid="00193cb2"/>
    </style:style>
    <style:style style:name="P4" style:family="paragraph" style:parent-style-name="Standard">
      <style:text-properties officeooo:paragraph-rsid="00193cb2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193cb2"/>
    </style:style>
    <style:style style:name="P6" style:family="paragraph" style:parent-style-name="Standard">
      <style:text-properties officeooo:rsid="001a12d4" officeooo:paragraph-rsid="001a12d4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1a12d4" officeooo:paragraph-rsid="001a12d4"/>
    </style:style>
    <style:style style:name="P8" style:family="paragraph" style:parent-style-name="Standard">
      <style:text-properties officeooo:paragraph-rsid="001a12d4"/>
    </style:style>
    <style:style style:name="T1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1f542e" loext:opacity="100%" style:font-name="JetBrains Mono" fo:font-size="10pt" fo:font-style="normal" fo:font-weight="bold" style:font-size-asian="10pt" style:font-style-asian="normal" style:font-weight-asian="bold"/>
    </style:style>
    <style:style style:name="T18" style:family="text">
      <style:text-properties fo:color="#1f542e" loext:opacity="100%" style:font-name="JetBrains Mono" fo:font-size="10pt" fo:font-style="normal" fo:font-weight="bold" style:font-size-asian="10pt" style:font-style-asian="normal" style:font-weight-asian="bold"/>
    </style:style>
    <style:style style:name="T19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officeooo:rsid="001a12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ложение А</text:p>
      <text:p text:style-name="P1"/>
      <text:p text:style-name="P6">Листинг файла CMakeLists.txt</text:p>
      <text:p text:style-name="P7"><text:span text:style-name="T11">cmake_minimum_required</text:span><text:span text:style-name="T3">(</text:span><text:span text:style-name="T9">VERSION 3.20</text:span><text:span text:style-name="T3">)</text:span><text:line-break/><text:span text:style-name="T11">project</text:span><text:span text:style-name="T3">(</text:span><text:span text:style-name="T9">sysprog C</text:span><text:span text:style-name="T3">)</text:span><text:line-break/><text:line-break/><text:span text:style-name="T11">set</text:span><text:span text:style-name="T3">(</text:span><text:span text:style-name="T9">CMAKE_C_STANDARD 11</text:span><text:span text:style-name="T3">)</text:span><text:line-break/><text:span text:style-name="T11">set</text:span><text:span text:style-name="T3">(</text:span><text:span text:style-name="T9">THREADS_PREFER_PTHREAD_FLAG ON</text:span><text:span text:style-name="T3">)</text:span><text:line-break/><text:span text:style-name="T11">find_package</text:span><text:span text:style-name="T3">(</text:span><text:span text:style-name="T9">Threads REQUIRED</text:span><text:span text:style-name="T3">)</text:span><text:line-break/><text:line-break/><text:span text:style-name="T11">include_directories</text:span><text:span text:style-name="T3">(</text:span><text:span text:style-name="T9">.</text:span><text:span text:style-name="T3">)</text:span><text:line-break/><text:line-break/><text:span text:style-name="T11">add_library</text:span><text:span text:style-name="T3">(</text:span><text:span text:style-name="T9">common server.h server.c client.h client.c consts.h</text:span><text:span text:style-name="T3">)</text:span><text:line-break/><text:line-break/><text:span text:style-name="T11">add_executable</text:span><text:span text:style-name="T3">(</text:span><text:span text:style-name="T9">server main_server.c</text:span><text:span text:style-name="T3">)</text:span><text:line-break/><text:span text:style-name="T11">add_executable</text:span><text:span text:style-name="T3">(</text:span><text:span text:style-name="T9">client main_client.c</text:span><text:span text:style-name="T3">)</text:span><text:line-break/><text:span text:style-name="T11">add_executable</text:span><text:span text:style-name="T3">(</text:span><text:span text:style-name="T9">work main_work.c</text:span><text:span text:style-name="T3">)</text:span><text:line-break/><text:line-break/><text:span text:style-name="T11">target_link_libraries</text:span><text:span text:style-name="T3">(</text:span><text:span text:style-name="T9">common PRIVATE m</text:span><text:span text:style-name="T3">)</text:span><text:line-break/><text:span text:style-name="T11">target_link_libraries</text:span><text:span text:style-name="T3">(</text:span><text:span text:style-name="T9">server PRIVATE Threads::Threads common</text:span><text:span text:style-name="T3">)</text:span><text:line-break/><text:span text:style-name="T11">target_link_libraries</text:span><text:span text:style-name="T3">(</text:span><text:span text:style-name="T9">client PRIVATE common</text:span><text:span text:style-name="T3">)</text:span><text:line-break/><text:span text:style-name="T11">target_link_libraries</text:span><text:span text:style-name="T3">(</text:span><text:span text:style-name="T9">work PRIVATE Threads::Threads common</text:span><text:span text:style-name="T3">)</text:span></text:p>
      <text:p text:style-name="P8"/>
      <text:p text:style-name="P8">Приложение <text:span text:style-name="T25">Б</text:span></text:p>
      <text:p text:style-name="P8"/>
      <text:p text:style-name="P1">Листинг файла client.h</text:p>
      <text:p text:style-name="P2"><text:span text:style-name="T1">#pragma </text:span><text:span text:style-name="T3">once</text:span><text:line-break/><text:line-break/><text:span text:style-name="T5">void </text:span><text:span text:style-name="T7">client_run</text:span><text:span text:style-name="T3">();</text:span></text:p>
      <text:p text:style-name="P1"/>
      <text:p text:style-name="P1">Листинг файла client.c</text:p>
      <text:p text:style-name="P2"><text:span text:style-name="T1">#include </text:span><text:span text:style-name="T9">"client.h"</text:span><text:line-break/><text:line-break/><text:span text:style-name="T1">#include </text:span><text:span text:style-name="T9">&lt;stdio.h&gt;</text:span><text:line-break/><text:span text:style-name="T1">#include </text:span><text:span text:style-name="T9">&lt;unistd.h&gt;</text:span><text:line-break/><text:span text:style-name="T1">#include </text:span><text:span text:style-name="T9">&lt;string.h&gt;</text:span><text:line-break/><text:span text:style-name="T1">#include </text:span><text:span text:style-name="T9">&lt;sys/socket.h&gt;</text:span><text:line-break/><text:span text:style-name="T1">#include </text:span><text:span text:style-name="T9">&lt;netinet/in.h&gt;</text:span><text:line-break/><text:line-break/><text:span text:style-name="T5">void </text:span><text:span text:style-name="T7">client_run</text:span><text:span text:style-name="T3">() {</text:span><text:line-break/><text:span text:style-name="T3"> <text:s text:c="3"/></text:span><text:span text:style-name="T23">size_t </text:span><text:span text:style-name="T11">buf_size </text:span><text:span text:style-name="T3">= </text:span><text:span text:style-name="T15">1024</text:span><text:span text:style-name="T3">;</text:span><text:line-break/><text:span text:style-name="T3"> <text:s text:c="3"/></text:span><text:span text:style-name="T5">char </text:span><text:span text:style-name="T11">buf</text:span><text:span text:style-name="T3">[</text:span><text:span text:style-name="T15">1024</text:span><text:span text:style-name="T3">];</text:span><text:line-break/><text:span text:style-name="T3"> <text:s text:c="3"/></text:span><text:span text:style-name="T5">char </text:span><text:span text:style-name="T3">*</text:span><text:span text:style-name="T11">buff </text:span><text:span text:style-name="T3">= </text:span><text:span text:style-name="T11">buf</text:span><text:span text:style-name="T3">;</text:span><text:line-break/><text:line-break/><text:span text:style-name="T3"> <text:s text:c="3"/></text:span><text:span text:style-name="T5">int </text:span><text:span text:style-name="T11">sock</text:span><text:span text:style-name="T3">;</text:span><text:line-break/><text:span text:style-name="T3"> <text:s text:c="3"/></text:span><text:span text:style-name="T5">struct </text:span><text:span text:style-name="T13">sockaddr_in </text:span><text:span text:style-name="T11">addr</text:span><text:span text:style-name="T3">;</text:span><text:line-break/><text:line-break/><text:span text:style-name="T3"> <text:s text:c="3"/></text:span><text:span text:style-name="T5">do </text:span><text:span text:style-name="T3">{</text:span><text:line-break/><text:span text:style-name="T3"> <text:s text:c="7"/></text:span><text:span text:style-name="T11">sock </text:span><text:span text:style-name="T3">= socket(</text:span><text:span text:style-name="T17">AF_INET</text:span><text:span text:style-name="T3">, </text:span><text:span text:style-name="T17">SOCK_STREAM</text:span><text:span text:style-name="T3">, </text:span><text:span text:style-name="T15">0</text:span><text:span text:style-name="T3">);</text:span><text:line-break/><text:span text:style-name="T3"> <text:s text:c="7"/></text:span><text:span text:style-name="T5">if </text:span><text:span text:style-name="T3">(</text:span><text:span text:style-name="T11">sock </text:span><text:span text:style-name="T3">&lt; </text:span><text:span text:style-name="T15">0</text:span><text:span text:style-name="T3">) {</text:span><text:line-break/><text:span text:style-name="T3"> <text:s text:c="11"/>usleep(</text:span><text:span text:style-name="T15">100</text:span><text:span text:style-name="T3">);</text:span><text:line-break/><text:span text:style-name="T3"> <text:s text:c="7"/>}</text:span><text:line-break/><text:span text:style-name="T3"> <text:s text:c="3"/>} </text:span><text:span text:style-name="T5">while </text:span><text:span text:style-name="T3">(</text:span><text:span text:style-name="T11">sock </text:span><text:span text:style-name="T3">&lt; </text:span><text:span text:style-name="T15">0</text:span><text:span text:style-name="T3">);</text:span><text:line-break/><text:line-break/><text:span text:style-name="T3"> <text:s text:c="3"/></text:span><text:span text:style-name="T11">addr</text:span><text:span text:style-name="T3">.</text:span><text:span text:style-name="T19">sin_family </text:span><text:span text:style-name="T3">= </text:span><text:span text:style-name="T17">AF_INET</text:span><text:span text:style-name="T3">;</text:span><text:line-break/><text:span text:style-name="T3"> <text:s text:c="3"/></text:span><text:span text:style-name="T11">addr</text:span><text:span text:style-name="T3">.</text:span><text:span text:style-name="T19">sin_port </text:span><text:span text:style-name="T3">= htons(</text:span><text:span text:style-name="T15">3456</text:span><text:span text:style-name="T3">);</text:span><text:line-break/><text:span text:style-name="T3"> <text:s text:c="3"/></text:span><text:span text:style-name="T11">addr</text:span><text:span text:style-name="T3">.</text:span><text:span text:style-name="T19">sin_addr</text:span><text:span text:style-name="T3">.</text:span><text:span text:style-name="T19">s_addr </text:span><text:span text:style-name="T3">= htonl(</text:span><text:span text:style-name="T17">INADDR_LOOPBACK</text:span><text:span text:style-name="T3">);</text:span><text:line-break/><text:span text:style-name="T3"> <text:s text:c="3"/></text:span><text:span text:style-name="T5">int </text:span><text:span text:style-name="T11">isConnect</text:span><text:span text:style-name="T3">;</text:span><text:line-break/><text:soft-page-break/><text:span text:style-name="T3"> <text:s text:c="3"/></text:span><text:span text:style-name="T5">do </text:span><text:span text:style-name="T3">{</text:span><text:line-break/><text:span text:style-name="T3"> <text:s text:c="7"/></text:span><text:span text:style-name="T11">isConnect </text:span><text:span text:style-name="T3">= connect(</text:span><text:span text:style-name="T11">sock</text:span><text:span text:style-name="T3">, (</text:span><text:span text:style-name="T5">struct </text:span><text:span text:style-name="T13">sockaddr </text:span><text:span text:style-name="T3">*) &amp;</text:span><text:span text:style-name="T11">addr</text:span><text:span text:style-name="T3">, </text:span><text:span text:style-name="T5">sizeof</text:span><text:span text:style-name="T3">(</text:span><text:span text:style-name="T11">addr</text:span><text:span text:style-name="T3">));</text:span><text:line-break/><text:span text:style-name="T3"> <text:s text:c="7"/></text:span><text:span text:style-name="T5">if </text:span><text:span text:style-name="T3">(</text:span><text:span text:style-name="T11">isConnect </text:span><text:span text:style-name="T3">&lt; </text:span><text:span text:style-name="T15">0</text:span><text:span text:style-name="T3">) {</text:span><text:line-break/><text:span text:style-name="T3"> <text:s text:c="11"/>usleep(</text:span><text:span text:style-name="T15">100</text:span><text:span text:style-name="T3">);</text:span><text:line-break/><text:span text:style-name="T3"> <text:s text:c="7"/>}</text:span><text:line-break/><text:span text:style-name="T3"> <text:s text:c="3"/>} </text:span><text:span text:style-name="T5">while </text:span><text:span text:style-name="T3">(</text:span><text:span text:style-name="T11">isConnect </text:span><text:span text:style-name="T3">&lt; </text:span><text:span text:style-name="T15">0</text:span><text:span text:style-name="T3">);</text:span><text:line-break/><text:line-break/><text:span text:style-name="T3"> <text:s text:c="3"/>printf(</text:span><text:span text:style-name="T9">"Клиент: "</text:span><text:span text:style-name="T3">);</text:span><text:line-break/><text:span text:style-name="T3"> <text:s text:c="3"/>scanf(</text:span><text:span text:style-name="T9">"%s"</text:span><text:span text:style-name="T3">, </text:span><text:span text:style-name="T11">buff</text:span><text:span text:style-name="T3">);</text:span><text:line-break/><text:span text:style-name="T3"> <text:s text:c="3"/>getchar();</text:span><text:line-break/><text:span text:style-name="T3"> <text:s text:c="3"/>send(</text:span><text:span text:style-name="T11">sock</text:span><text:span text:style-name="T3">, </text:span><text:span text:style-name="T11">buf</text:span><text:span text:style-name="T3">, strlen(</text:span><text:span text:style-name="T11">buf</text:span><text:span text:style-name="T3">), </text:span><text:span text:style-name="T15">0</text:span><text:span text:style-name="T3">);</text:span><text:line-break/><text:span text:style-name="T3"> <text:s text:c="3"/>memset(</text:span><text:span text:style-name="T11">buf</text:span><text:span text:style-name="T3">, </text:span><text:span text:style-name="T9">'</text:span><text:span text:style-name="T21">\0</text:span><text:span text:style-name="T9">'</text:span><text:span text:style-name="T3">, </text:span><text:span text:style-name="T11">buf_size</text:span><text:span text:style-name="T3">);</text:span><text:line-break/><text:span text:style-name="T3"> <text:s text:c="3"/>recv(</text:span><text:span text:style-name="T11">sock</text:span><text:span text:style-name="T3">, </text:span><text:span text:style-name="T11">buf</text:span><text:span text:style-name="T3">, </text:span><text:span text:style-name="T5">sizeof</text:span><text:span text:style-name="T3">(</text:span><text:span text:style-name="T11">buf</text:span><text:span text:style-name="T3">), </text:span><text:span text:style-name="T15">0</text:span><text:span text:style-name="T3">);</text:span><text:line-break/><text:span text:style-name="T3"> <text:s text:c="3"/>printf(</text:span><text:span text:style-name="T9">"Сервер: %s</text:span><text:span text:style-name="T21">\n</text:span><text:span text:style-name="T9">"</text:span><text:span text:style-name="T3">, </text:span><text:span text:style-name="T11">buf</text:span><text:span text:style-name="T3">);</text:span><text:line-break/><text:line-break/><text:span text:style-name="T3"> <text:s text:c="3"/>close(</text:span><text:span text:style-name="T11">sock</text:span><text:span text:style-name="T3">);</text:span><text:line-break/><text:span text:style-name="T3">}</text:span><text:line-break/></text:p>
      <text:p text:style-name="P1">Листинг файла server.h</text:p>
      <text:p text:style-name="P2"><text:span text:style-name="T1">#pragma </text:span><text:span text:style-name="T3">once</text:span><text:line-break/><text:line-break/><text:span text:style-name="T5">void </text:span><text:span text:style-name="T7">server_run</text:span><text:span text:style-name="T3">(</text:span><text:span text:style-name="T5">int </text:span><text:span text:style-name="T3">logged);</text:span><text:line-break/></text:p>
      <text:p text:style-name="P1">Листинг файла server.c</text:p>
      <text:p text:style-name="P2"><text:span text:style-name="T1">#include </text:span><text:span text:style-name="T9">"server.h"</text:span><text:line-break/><text:span text:style-name="T1">#include </text:span><text:span text:style-name="T9">"consts.h"</text:span><text:line-break/><text:line-break/><text:span text:style-name="T1">#include </text:span><text:span text:style-name="T9">&lt;stdio.h&gt;</text:span><text:line-break/><text:span text:style-name="T1">#include </text:span><text:span text:style-name="T9">&lt;stdlib.h&gt;</text:span><text:line-break/><text:span text:style-name="T1">#include </text:span><text:span text:style-name="T9">&lt;string.h&gt;</text:span><text:line-break/><text:span text:style-name="T1">#include </text:span><text:span text:style-name="T9">&lt;pthread.h&gt;</text:span><text:line-break/><text:span text:style-name="T1">#include </text:span><text:span text:style-name="T9">&lt;sys/ipc.h&gt;</text:span><text:line-break/><text:span text:style-name="T1">#include </text:span><text:span text:style-name="T9">&lt;sys/sem.h&gt;</text:span><text:line-break/><text:span text:style-name="T1">#include </text:span><text:span text:style-name="T9">&lt;sys/types.h&gt;</text:span><text:line-break/><text:span text:style-name="T1">#include </text:span><text:span text:style-name="T9">&lt;sys/socket.h&gt;</text:span><text:line-break/><text:span text:style-name="T1">#include </text:span><text:span text:style-name="T9">&lt;netinet/in.h&gt;</text:span><text:line-break/><text:line-break/><text:span text:style-name="T5">void </text:span><text:span text:style-name="T7">server_run</text:span><text:span text:style-name="T3">(</text:span><text:span text:style-name="T5">int </text:span><text:span text:style-name="T3">logged) {</text:span><text:line-break/><text:span text:style-name="T3"> <text:s text:c="3"/></text:span><text:span text:style-name="T5">int </text:span><text:span text:style-name="T11">listener</text:span><text:span text:style-name="T3">;</text:span><text:line-break/><text:span text:style-name="T3"> <text:s text:c="3"/></text:span><text:span text:style-name="T5">struct </text:span><text:span text:style-name="T13">sockaddr_in </text:span><text:span text:style-name="T11">addr</text:span><text:span text:style-name="T3">;</text:span><text:line-break/><text:span text:style-name="T3"> <text:s text:c="3"/></text:span><text:span text:style-name="T23">resources_t </text:span><text:span text:style-name="T11">resources </text:span><text:span text:style-name="T3">= {{}, logged, </text:span><text:span text:style-name="T15">0</text:span><text:span text:style-name="T3">, </text:span><text:span text:style-name="T15">0</text:span><text:span text:style-name="T3">};</text:span><text:line-break/><text:span text:style-name="T3"> <text:s text:c="3"/>sem_init(&amp;</text:span><text:span text:style-name="T11">resources</text:span><text:span text:style-name="T3">.</text:span><text:span text:style-name="T19">semaphore</text:span><text:span text:style-name="T3">, </text:span><text:span text:style-name="T15">0</text:span><text:span text:style-name="T3">, </text:span><text:span text:style-name="T15">1</text:span><text:span text:style-name="T3">);</text:span><text:line-break/><text:line-break/><text:span text:style-name="T3"> <text:s text:c="3"/></text:span><text:span text:style-name="T11">listener </text:span><text:span text:style-name="T3">= socket(</text:span><text:span text:style-name="T17">AF_INET</text:span><text:span text:style-name="T3">, </text:span><text:span text:style-name="T17">SOCK_STREAM</text:span><text:span text:style-name="T3">, </text:span><text:span text:style-name="T15">0</text:span><text:span text:style-name="T3">);</text:span><text:line-break/><text:span text:style-name="T3"> <text:s text:c="3"/></text:span><text:span text:style-name="T5">if </text:span><text:span text:style-name="T3">(</text:span><text:span text:style-name="T11">listener </text:span><text:span text:style-name="T3">&lt; </text:span><text:span text:style-name="T15">0</text:span><text:span text:style-name="T3">) {</text:span><text:line-break/><text:span text:style-name="T3"> <text:s text:c="7"/>perror(</text:span><text:span text:style-name="T9">"socket"</text:span><text:span text:style-name="T3">);</text:span><text:line-break/><text:span text:style-name="T3"> <text:s text:c="7"/>exit(</text:span><text:span text:style-name="T15">1</text:span><text:span text:style-name="T3">);</text:span><text:line-break/><text:span text:style-name="T3"> <text:s text:c="3"/>}</text:span><text:line-break/><text:line-break/><text:span text:style-name="T3"> <text:s text:c="3"/></text:span><text:span text:style-name="T11">addr</text:span><text:span text:style-name="T3">.</text:span><text:span text:style-name="T19">sin_family </text:span><text:span text:style-name="T3">= </text:span><text:span text:style-name="T17">AF_INET</text:span><text:span text:style-name="T3">;</text:span><text:line-break/><text:span text:style-name="T3"> <text:s text:c="3"/></text:span><text:span text:style-name="T11">addr</text:span><text:span text:style-name="T3">.</text:span><text:span text:style-name="T19">sin_port </text:span><text:span text:style-name="T3">= htons(</text:span><text:span text:style-name="T17">PORT</text:span><text:span text:style-name="T3">);</text:span><text:line-break/><text:span text:style-name="T3"> <text:s text:c="3"/></text:span><text:span text:style-name="T11">addr</text:span><text:span text:style-name="T3">.</text:span><text:span text:style-name="T19">sin_addr</text:span><text:span text:style-name="T3">.</text:span><text:span text:style-name="T19">s_addr </text:span><text:span text:style-name="T3">= htonl(</text:span><text:span text:style-name="T17">INADDR_ANY</text:span><text:span text:style-name="T3">);</text:span><text:line-break/><text:span text:style-name="T3"> <text:s text:c="3"/></text:span><text:span text:style-name="T5">if </text:span><text:span text:style-name="T3">(bind(</text:span><text:span text:style-name="T11">listener</text:span><text:span text:style-name="T3">, (</text:span><text:span text:style-name="T5">struct </text:span><text:span text:style-name="T13">sockaddr </text:span><text:span text:style-name="T3">*)&amp;</text:span><text:span text:style-name="T11">addr</text:span><text:span text:style-name="T3">, </text:span><text:span text:style-name="T5">sizeof</text:span><text:span text:style-name="T3">(</text:span><text:span text:style-name="T11">addr</text:span><text:span text:style-name="T3">)) &lt; </text:span><text:span text:style-name="T15">0</text:span><text:span text:style-name="T3">) {</text:span><text:line-break/><text:span text:style-name="T3"> <text:s text:c="7"/>perror(</text:span><text:span text:style-name="T9">"bind"</text:span><text:span text:style-name="T3">);</text:span><text:line-break/><text:span text:style-name="T3"> <text:s text:c="7"/>exit(</text:span><text:span text:style-name="T15">2</text:span><text:span text:style-name="T3">);</text:span><text:line-break/><text:span text:style-name="T3"> <text:s text:c="3"/>}</text:span><text:line-break/><text:line-break/><text:span text:style-name="T3"> <text:s text:c="3"/>listen(</text:span><text:span text:style-name="T11">listener</text:span><text:span text:style-name="T3">, </text:span><text:span text:style-name="T15">1</text:span><text:span text:style-name="T3">);</text:span><text:line-break/><text:line-break/><text:soft-page-break/><text:span text:style-name="T3"> <text:s text:c="3"/></text:span><text:span text:style-name="T5">while </text:span><text:span text:style-name="T3">(</text:span><text:span text:style-name="T15">1</text:span><text:span text:style-name="T3">) {</text:span><text:line-break/><text:span text:style-name="T3"> <text:s text:c="7"/></text:span><text:span text:style-name="T23">thread_data_t </text:span><text:span text:style-name="T3">*</text:span><text:span text:style-name="T11">data </text:span><text:span text:style-name="T3">= malloc(</text:span><text:span text:style-name="T5">sizeof</text:span><text:span text:style-name="T3">(</text:span><text:span text:style-name="T23">thread_data_t</text:span><text:span text:style-name="T3">));</text:span><text:line-break/><text:span text:style-name="T3"> <text:s text:c="7"/></text:span><text:span text:style-name="T11">data</text:span><text:span text:style-name="T3">-&gt;</text:span><text:span text:style-name="T19">socket </text:span><text:span text:style-name="T3">= accept(</text:span><text:span text:style-name="T11">listener</text:span><text:span text:style-name="T3">, </text:span><text:span text:style-name="T15">0</text:span><text:span text:style-name="T3">, </text:span><text:span text:style-name="T15">0</text:span><text:span text:style-name="T3">);</text:span><text:line-break/><text:span text:style-name="T3"> <text:s text:c="7"/></text:span><text:span text:style-name="T11">data</text:span><text:span text:style-name="T3">-&gt;</text:span><text:span text:style-name="T19">resources </text:span><text:span text:style-name="T3">= &amp;</text:span><text:span text:style-name="T11">resources</text:span><text:span text:style-name="T3">;</text:span><text:line-break/><text:span text:style-name="T3"> <text:s text:c="7"/></text:span><text:span text:style-name="T23">pthread_t </text:span><text:span text:style-name="T11">thread</text:span><text:span text:style-name="T3">;</text:span><text:line-break/><text:span text:style-name="T3"> <text:s text:c="7"/></text:span><text:span text:style-name="T5">if</text:span><text:span text:style-name="T3">(pthread_create(&amp;</text:span><text:span text:style-name="T11">thread</text:span><text:span text:style-name="T3">, </text:span><text:span text:style-name="T17">NULL</text:span><text:span text:style-name="T3">, &amp;socket_thread, </text:span><text:span text:style-name="T11">data</text:span><text:span text:style-name="T3">)) {</text:span><text:line-break/><text:span text:style-name="T3"> <text:s text:c="11"/>exit(-</text:span><text:span text:style-name="T15">1</text:span><text:span text:style-name="T3">);</text:span><text:line-break/><text:span text:style-name="T3"> <text:s text:c="7"/>}</text:span><text:line-break/><text:span text:style-name="T3"> <text:s text:c="3"/>}</text:span><text:line-break/><text:span text:style-name="T3">}</text:span><text:line-break/><text:line-break/><text:span text:style-name="T5">void </text:span><text:span text:style-name="T3">*</text:span><text:span text:style-name="T7">socket_thread</text:span><text:span text:style-name="T3">(</text:span><text:span text:style-name="T5">void </text:span><text:span text:style-name="T3">*arg) {</text:span><text:line-break/><text:span text:style-name="T3"> <text:s text:c="3"/></text:span><text:span text:style-name="T5">char </text:span><text:span text:style-name="T11">buf</text:span><text:span text:style-name="T3">[</text:span><text:span text:style-name="T15">1024</text:span><text:span text:style-name="T3">];</text:span><text:line-break/><text:span text:style-name="T3"> <text:s text:c="3"/></text:span><text:span text:style-name="T5">int </text:span><text:span text:style-name="T11">bytes_read</text:span><text:span text:style-name="T3">;</text:span><text:line-break/><text:span text:style-name="T3"> <text:s text:c="3"/></text:span><text:span text:style-name="T23">thread_data_t </text:span><text:span text:style-name="T3">*</text:span><text:span text:style-name="T11">data </text:span><text:span text:style-name="T3">= (</text:span><text:span text:style-name="T23">thread_data_t</text:span><text:span text:style-name="T3">*)arg;</text:span><text:line-break/><text:line-break/><text:span text:style-name="T3"> <text:s text:c="3"/></text:span><text:span text:style-name="T5">if </text:span><text:span text:style-name="T3">(</text:span><text:span text:style-name="T11">data</text:span><text:span text:style-name="T3">-&gt;</text:span><text:span text:style-name="T19">socket </text:span><text:span text:style-name="T3">&lt; </text:span><text:span text:style-name="T15">0</text:span><text:span text:style-name="T3">) {</text:span><text:line-break/><text:span text:style-name="T3"> <text:s text:c="7"/>perror(</text:span><text:span text:style-name="T9">"accept"</text:span><text:span text:style-name="T3">);</text:span><text:line-break/><text:span text:style-name="T3"> <text:s text:c="7"/>exit(</text:span><text:span text:style-name="T15">3</text:span><text:span text:style-name="T3">);</text:span><text:line-break/><text:span text:style-name="T3"> <text:s text:c="3"/>}</text:span><text:line-break/><text:line-break/><text:span text:style-name="T3"> <text:s text:c="3"/></text:span><text:span text:style-name="T5">while </text:span><text:span text:style-name="T3">(</text:span><text:span text:style-name="T15">1</text:span><text:span text:style-name="T3">) {</text:span><text:line-break/><text:span text:style-name="T3"> <text:s text:c="7"/>memset(</text:span><text:span text:style-name="T11">buf</text:span><text:span text:style-name="T3">, </text:span><text:span text:style-name="T9">'</text:span><text:span text:style-name="T21">\0</text:span><text:span text:style-name="T9">'</text:span><text:span text:style-name="T3">, </text:span><text:span text:style-name="T15">1024</text:span><text:span text:style-name="T3">);</text:span><text:line-break/><text:span text:style-name="T3"> <text:s text:c="7"/></text:span><text:span text:style-name="T11">bytes_read </text:span><text:span text:style-name="T3">= recv(</text:span><text:span text:style-name="T11">data</text:span><text:span text:style-name="T3">-&gt;</text:span><text:span text:style-name="T19">socket</text:span><text:span text:style-name="T3">, </text:span><text:span text:style-name="T11">buf</text:span><text:span text:style-name="T3">, </text:span><text:span text:style-name="T15">1024</text:span><text:span text:style-name="T3">, </text:span><text:span text:style-name="T15">0</text:span><text:span text:style-name="T3">);</text:span><text:line-break/><text:span text:style-name="T3"> <text:s text:c="7"/></text:span><text:span text:style-name="T5">if</text:span><text:span text:style-name="T3">(</text:span><text:span text:style-name="T11">bytes_read </text:span><text:span text:style-name="T3">&lt;= </text:span><text:span text:style-name="T15">0</text:span><text:span text:style-name="T3">) </text:span><text:span text:style-name="T5">break</text:span><text:span text:style-name="T3">;</text:span><text:line-break/><text:span text:style-name="T3"> <text:s text:c="7"/></text:span><text:span text:style-name="T5">else </text:span><text:span text:style-name="T3">{</text:span><text:line-break/><text:span text:style-name="T3"> <text:s text:c="11"/>sem_wait(&amp;</text:span><text:span text:style-name="T11">data</text:span><text:span text:style-name="T3">-&gt;</text:span><text:span text:style-name="T19">resources</text:span><text:span text:style-name="T3">-&gt;</text:span><text:span text:style-name="T19">semaphore</text:span><text:span text:style-name="T3">);</text:span><text:line-break/><text:span text:style-name="T3"> <text:s text:c="11"/></text:span><text:span text:style-name="T5">int </text:span><text:span text:style-name="T11">client_number</text:span><text:span text:style-name="T3">;</text:span><text:line-break/><text:span text:style-name="T3"> <text:s text:c="11"/></text:span><text:span text:style-name="T5">if </text:span><text:span text:style-name="T3">(isNumber(</text:span><text:span text:style-name="T11">buf</text:span><text:span text:style-name="T3">, &amp;</text:span><text:span text:style-name="T11">client_number</text:span><text:span text:style-name="T3">)) {</text:span><text:line-break/><text:span text:style-name="T3"> <text:s text:c="15"/></text:span><text:span text:style-name="T5">char </text:span><text:span text:style-name="T3">*</text:span><text:span text:style-name="T11">number </text:span><text:span text:style-name="T3">= numberToString(</text:span><text:span text:style-name="T11">data</text:span><text:span text:style-name="T3">-&gt;</text:span><text:span text:style-name="T19">resources</text:span><text:span text:style-name="T3">-&gt;</text:span><text:span text:style-name="T19">sum </text:span><text:span text:style-name="T3">+= </text:span><text:span text:style-name="T11">client_number</text:span><text:span text:style-name="T3">);</text:span><text:line-break/><text:span text:style-name="T3"> <text:s text:c="15"/>++</text:span><text:span text:style-name="T11">data</text:span><text:span text:style-name="T3">-&gt;</text:span><text:span text:style-name="T19">resources</text:span><text:span text:style-name="T3">-&gt;</text:span><text:span text:style-name="T19">i</text:span><text:span text:style-name="T3">;</text:span><text:line-break/><text:span text:style-name="T3"> <text:s text:c="15"/></text:span><text:span text:style-name="T5">if </text:span><text:span text:style-name="T3">(</text:span><text:span text:style-name="T11">data</text:span><text:span text:style-name="T3">-&gt;</text:span><text:span text:style-name="T19">resources</text:span><text:span text:style-name="T3">-&gt;</text:span><text:span text:style-name="T19">logged</text:span><text:span text:style-name="T3">) {</text:span><text:line-break/><text:span text:style-name="T3"> <text:s text:c="19"/>printf(</text:span><text:span text:style-name="T9">"Клиент %d: %s</text:span><text:span text:style-name="T21">\n</text:span><text:span text:style-name="T9">Текущая сумма: %d</text:span><text:span text:style-name="T21">\n</text:span><text:span text:style-name="T9">"</text:span><text:span text:style-name="T3">,</text:span><text:line-break/><text:span text:style-name="T3"> <text:s text:c="26"/></text:span><text:span text:style-name="T11">data</text:span><text:span text:style-name="T3">-&gt;</text:span><text:span text:style-name="T19">resources</text:span><text:span text:style-name="T3">-&gt;</text:span><text:span text:style-name="T19">i</text:span><text:span text:style-name="T3">, </text:span><text:span text:style-name="T11">buf</text:span><text:span text:style-name="T3">, </text:span><text:span text:style-name="T11">data</text:span><text:span text:style-name="T3">-&gt;</text:span><text:span text:style-name="T19">resources</text:span><text:span text:style-name="T3">-&gt;</text:span><text:span text:style-name="T19">sum</text:span><text:span text:style-name="T3">);</text:span><text:line-break/><text:span text:style-name="T3"> <text:s text:c="15"/>}</text:span><text:line-break/><text:span text:style-name="T3"> <text:s text:c="15"/>send(</text:span><text:span text:style-name="T11">data</text:span><text:span text:style-name="T3">-&gt;</text:span><text:span text:style-name="T19">socket</text:span><text:span text:style-name="T3">, </text:span><text:span text:style-name="T11">number</text:span><text:span text:style-name="T3">, strlen(</text:span><text:span text:style-name="T11">number</text:span><text:span text:style-name="T3">), </text:span><text:span text:style-name="T15">0</text:span><text:span text:style-name="T3">);</text:span><text:line-break/><text:span text:style-name="T3"> <text:s text:c="15"/>free(</text:span><text:span text:style-name="T11">number</text:span><text:span text:style-name="T3">);</text:span><text:line-break/><text:span text:style-name="T3"> <text:s text:c="11"/>} </text:span><text:span text:style-name="T5">else </text:span><text:span text:style-name="T3">{</text:span><text:line-break/><text:span text:style-name="T3"> <text:s text:c="15"/>++</text:span><text:span text:style-name="T11">data</text:span><text:span text:style-name="T3">-&gt;</text:span><text:span text:style-name="T19">resources</text:span><text:span text:style-name="T3">-&gt;</text:span><text:span text:style-name="T19">i</text:span><text:span text:style-name="T3">;</text:span><text:line-break/><text:span text:style-name="T3"> <text:s text:c="15"/></text:span><text:span text:style-name="T5">const char </text:span><text:span text:style-name="T3">*</text:span><text:span text:style-name="T11">warn </text:span><text:span text:style-name="T3">= </text:span><text:span text:style-name="T9">"Некорректный ввод!"</text:span><text:span text:style-name="T3">;</text:span><text:line-break/><text:span text:style-name="T3"> <text:s text:c="15"/>printf(</text:span><text:span text:style-name="T9">"Клиент %d ввёл строку: %s</text:span><text:span text:style-name="T21">\n</text:span><text:span text:style-name="T9">"</text:span><text:span text:style-name="T3">, </text:span><text:span text:style-name="T11">data</text:span><text:span text:style-name="T3">-&gt;</text:span><text:span text:style-name="T19">resources</text:span><text:span text:style-name="T3">-&gt;</text:span><text:span text:style-name="T19">i</text:span><text:span text:style-name="T3">, </text:span><text:span text:style-name="T11">buf</text:span><text:span text:style-name="T3">);</text:span><text:line-break/><text:span text:style-name="T3"> <text:s text:c="15"/>send(</text:span><text:span text:style-name="T11">data</text:span><text:span text:style-name="T3">-&gt;</text:span><text:span text:style-name="T19">socket</text:span><text:span text:style-name="T3">, </text:span><text:span text:style-name="T11">warn</text:span><text:span text:style-name="T3">, strlen(</text:span><text:span text:style-name="T11">warn</text:span><text:span text:style-name="T3">), </text:span><text:span text:style-name="T15">0</text:span><text:span text:style-name="T3">);</text:span><text:line-break/><text:span text:style-name="T3"> <text:s text:c="11"/>}</text:span><text:line-break/><text:span text:style-name="T3"> <text:s text:c="11"/>sem_post(&amp;</text:span><text:span text:style-name="T11">data</text:span><text:span text:style-name="T3">-&gt;</text:span><text:span text:style-name="T19">resources</text:span><text:span text:style-name="T3">-&gt;</text:span><text:span text:style-name="T19">semaphore</text:span><text:span text:style-name="T3">);</text:span><text:line-break/><text:span text:style-name="T3"> <text:s text:c="7"/>}</text:span><text:line-break/><text:span text:style-name="T3"> <text:s text:c="3"/>}</text:span><text:line-break/><text:line-break/><text:span text:style-name="T3"> <text:s text:c="3"/>close(</text:span><text:span text:style-name="T11">data</text:span><text:span text:style-name="T3">-&gt;</text:span><text:span text:style-name="T19">socket</text:span><text:span text:style-name="T3">);</text:span><text:line-break/><text:span text:style-name="T3"> <text:s text:c="3"/>free(arg);</text:span><text:line-break/><text:span text:style-name="T3"> <text:s text:c="3"/></text:span><text:span text:style-name="T5">return </text:span><text:span text:style-name="T15">0</text:span><text:span text:style-name="T3">;</text:span><text:line-break/><text:span text:style-name="T3">}</text:span><text:line-break/><text:line-break/><text:span text:style-name="T5">int </text:span><text:span text:style-name="T7">isNumber</text:span><text:span text:style-name="T3">(</text:span><text:span text:style-name="T5">const char </text:span><text:span text:style-name="T3">*input, </text:span><text:span text:style-name="T5">int </text:span><text:span text:style-name="T3">*output) {</text:span><text:line-break/><text:span text:style-name="T3"> <text:s text:c="3"/>*output = </text:span><text:span text:style-name="T15">0</text:span><text:span text:style-name="T3">;</text:span><text:line-break/><text:span text:style-name="T3"> <text:s text:c="3"/></text:span><text:span text:style-name="T5">int </text:span><text:span text:style-name="T11">n </text:span><text:span text:style-name="T3">= strlen(input), </text:span><text:span text:style-name="T11">first </text:span><text:span text:style-name="T3">= </text:span><text:span text:style-name="T15">0</text:span><text:span text:style-name="T3">;</text:span><text:line-break/><text:span text:style-name="T3"> <text:s text:c="3"/></text:span><text:span text:style-name="T5">if</text:span><text:span text:style-name="T3">(</text:span><text:span text:style-name="T11">n </text:span><text:span text:style-name="T3">&amp;&amp; input[</text:span><text:span text:style-name="T15">0</text:span><text:span text:style-name="T3">] == </text:span><text:span text:style-name="T9">'-'</text:span><text:span text:style-name="T3">) {</text:span><text:line-break/><text:span text:style-name="T3"> <text:s text:c="7"/></text:span><text:span text:style-name="T11">first </text:span><text:span text:style-name="T3">= </text:span><text:span text:style-name="T15">1</text:span><text:span text:style-name="T3">;</text:span><text:line-break/><text:span text:style-name="T3"> <text:s text:c="3"/>}</text:span><text:line-break/><text:span text:style-name="T3"> <text:s text:c="3"/></text:span><text:span text:style-name="T5">if </text:span><text:span text:style-name="T3">(</text:span><text:span text:style-name="T11">n </text:span><text:span text:style-name="T3">== </text:span><text:span text:style-name="T11">first </text:span><text:span text:style-name="T3">+ </text:span><text:span text:style-name="T15">1 </text:span><text:span text:style-name="T3">&amp;&amp; input[</text:span><text:span text:style-name="T11">first</text:span><text:span text:style-name="T3">] == </text:span><text:span text:style-name="T9">'0'</text:span><text:span text:style-name="T3">) {</text:span><text:line-break/><text:span text:style-name="T3"> <text:s text:c="7"/></text:span><text:span text:style-name="T5">return </text:span><text:span text:style-name="T15">1</text:span><text:span text:style-name="T3">;</text:span><text:line-break/><text:span text:style-name="T3"> <text:s text:c="3"/>} </text:span><text:span text:style-name="T5">else if </text:span><text:span text:style-name="T3">(</text:span><text:span text:style-name="T11">n </text:span><text:span text:style-name="T3">&lt;= </text:span><text:span text:style-name="T11">first </text:span><text:span text:style-name="T3">|| input[</text:span><text:span text:style-name="T11">first</text:span><text:span text:style-name="T3">] &lt; </text:span><text:span text:style-name="T9">'1' </text:span><text:span text:style-name="T3">|| input[</text:span><text:span text:style-name="T11">first</text:span><text:span text:style-name="T3">] &gt; </text:span><text:span text:style-name="T9">'9'</text:span><text:span text:style-name="T3">) {</text:span><text:line-break/><text:soft-page-break/><text:span text:style-name="T3"> <text:s text:c="7"/></text:span><text:span text:style-name="T5">return </text:span><text:span text:style-name="T15">0</text:span><text:span text:style-name="T3">;</text:span><text:line-break/><text:span text:style-name="T3"> <text:s text:c="3"/>} </text:span><text:span text:style-name="T5">else </text:span><text:span text:style-name="T3">{</text:span><text:line-break/><text:span text:style-name="T3"> <text:s text:c="7"/>*output = input[</text:span><text:span text:style-name="T11">first</text:span><text:span text:style-name="T3">] - </text:span><text:span text:style-name="T9">'0'</text:span><text:span text:style-name="T3">;</text:span><text:line-break/><text:span text:style-name="T3"> <text:s text:c="3"/>}</text:span><text:line-break/><text:span text:style-name="T3"> <text:s text:c="3"/></text:span><text:span text:style-name="T5">for </text:span><text:span text:style-name="T3">(</text:span><text:span text:style-name="T5">int </text:span><text:span text:style-name="T11">i </text:span><text:span text:style-name="T3">= </text:span><text:span text:style-name="T11">first </text:span><text:span text:style-name="T3">+ </text:span><text:span text:style-name="T15">1</text:span><text:span text:style-name="T3">; </text:span><text:span text:style-name="T11">i </text:span><text:span text:style-name="T3">&lt; </text:span><text:span text:style-name="T11">n</text:span><text:span text:style-name="T3">; ++</text:span><text:span text:style-name="T11">i</text:span><text:span text:style-name="T3">) {</text:span><text:line-break/><text:span text:style-name="T3"> <text:s text:c="7"/></text:span><text:span text:style-name="T5">if </text:span><text:span text:style-name="T3">(input[</text:span><text:span text:style-name="T11">i</text:span><text:span text:style-name="T3">] &lt; </text:span><text:span text:style-name="T9">'0' </text:span><text:span text:style-name="T3">|| input[</text:span><text:span text:style-name="T11">i</text:span><text:span text:style-name="T3">] &gt; </text:span><text:span text:style-name="T9">'9'</text:span><text:span text:style-name="T3">) {</text:span><text:line-break/><text:span text:style-name="T3"> <text:s text:c="11"/></text:span><text:span text:style-name="T5">return </text:span><text:span text:style-name="T15">0</text:span><text:span text:style-name="T3">;</text:span><text:line-break/><text:span text:style-name="T3"> <text:s text:c="7"/>} </text:span><text:span text:style-name="T5">else </text:span><text:span text:style-name="T3">{</text:span><text:line-break/><text:span text:style-name="T3"> <text:s text:c="11"/>*output *= </text:span><text:span text:style-name="T15">10</text:span><text:span text:style-name="T3">;</text:span><text:line-break/><text:span text:style-name="T3"> <text:s text:c="11"/>*output += input[</text:span><text:span text:style-name="T11">i</text:span><text:span text:style-name="T3">] - </text:span><text:span text:style-name="T9">'0'</text:span><text:span text:style-name="T3">;</text:span><text:line-break/><text:span text:style-name="T3"> <text:s text:c="7"/>}</text:span><text:line-break/><text:span text:style-name="T3"> <text:s text:c="3"/>}</text:span><text:line-break/><text:span text:style-name="T3"> <text:s text:c="3"/></text:span><text:span text:style-name="T5">if </text:span><text:span text:style-name="T3">(</text:span><text:span text:style-name="T11">first</text:span><text:span text:style-name="T3">) {</text:span><text:line-break/><text:span text:style-name="T3"> <text:s text:c="7"/>*output = -*output;</text:span><text:line-break/><text:span text:style-name="T3"> <text:s text:c="3"/>}</text:span><text:line-break/><text:span text:style-name="T3"> <text:s text:c="3"/></text:span><text:span text:style-name="T5">return </text:span><text:span text:style-name="T15">1</text:span><text:span text:style-name="T3">;</text:span><text:line-break/><text:span text:style-name="T3">}</text:span><text:line-break/><text:line-break/><text:span text:style-name="T5">char </text:span><text:span text:style-name="T3">*</text:span><text:span text:style-name="T7">numberToString</text:span><text:span text:style-name="T3">(</text:span><text:span text:style-name="T5">int </text:span><text:span text:style-name="T3">number) {</text:span><text:line-break/><text:span text:style-name="T3"> <text:s text:c="3"/></text:span><text:span text:style-name="T5">char </text:span><text:span text:style-name="T3">*</text:span><text:span text:style-name="T11">numberArray</text:span><text:span text:style-name="T3">;</text:span><text:line-break/><text:span text:style-name="T3"> <text:s text:c="3"/></text:span><text:span text:style-name="T5">if </text:span><text:span text:style-name="T3">(number == </text:span><text:span text:style-name="T15">0</text:span><text:span text:style-name="T3">) {</text:span><text:line-break/><text:span text:style-name="T3"> <text:s text:c="7"/></text:span><text:span text:style-name="T11">numberArray </text:span><text:span text:style-name="T3">= malloc(</text:span><text:span text:style-name="T15">2 </text:span><text:span text:style-name="T3">* </text:span><text:span text:style-name="T5">sizeof</text:span><text:span text:style-name="T3">(</text:span><text:span text:style-name="T5">char</text:span><text:span text:style-name="T3">));</text:span><text:line-break/><text:span text:style-name="T3"> <text:s text:c="7"/></text:span><text:span text:style-name="T11">numberArray</text:span><text:span text:style-name="T3">[</text:span><text:span text:style-name="T15">0</text:span><text:span text:style-name="T3">] = </text:span><text:span text:style-name="T9">'0'</text:span><text:span text:style-name="T3">;</text:span><text:line-break/><text:span text:style-name="T3"> <text:s text:c="7"/></text:span><text:span text:style-name="T11">numberArray</text:span><text:span text:style-name="T3">[</text:span><text:span text:style-name="T15">1</text:span><text:span text:style-name="T3">] = </text:span><text:span text:style-name="T9">'</text:span><text:span text:style-name="T21">\0</text:span><text:span text:style-name="T9">'</text:span><text:span text:style-name="T3">;</text:span><text:line-break/><text:span text:style-name="T3"> <text:s text:c="7"/></text:span><text:span text:style-name="T5">return </text:span><text:span text:style-name="T11">numberArray</text:span><text:span text:style-name="T3">;</text:span><text:line-break/><text:span text:style-name="T3"> <text:s text:c="3"/>}</text:span><text:line-break/><text:span text:style-name="T3"> <text:s text:c="3"/></text:span><text:span text:style-name="T5">int </text:span><text:span text:style-name="T11">i</text:span><text:span text:style-name="T3">, </text:span><text:span text:style-name="T11">first</text:span><text:span text:style-name="T3">;</text:span><text:line-break/><text:span text:style-name="T3"> <text:s text:c="3"/></text:span><text:span text:style-name="T5">if </text:span><text:span text:style-name="T3">(number &lt; </text:span><text:span text:style-name="T15">0</text:span><text:span text:style-name="T3">) {</text:span><text:line-break/><text:span text:style-name="T3"> <text:s text:c="7"/></text:span><text:span text:style-name="T11">first </text:span><text:span text:style-name="T3">= </text:span><text:span text:style-name="T15">1</text:span><text:span text:style-name="T3">;</text:span><text:line-break/><text:span text:style-name="T3"> <text:s text:c="7"/>number = -number;</text:span><text:line-break/><text:span text:style-name="T3"> <text:s text:c="3"/>} </text:span><text:span text:style-name="T5">else </text:span><text:span text:style-name="T3">{</text:span><text:line-break/><text:span text:style-name="T3"> <text:s text:c="7"/></text:span><text:span text:style-name="T11">first </text:span><text:span text:style-name="T3">= </text:span><text:span text:style-name="T15">0</text:span><text:span text:style-name="T3">;</text:span><text:line-break/><text:span text:style-name="T3"> <text:s text:c="3"/>}</text:span><text:line-break/><text:span text:style-name="T3"> <text:s text:c="3"/></text:span><text:span text:style-name="T5">int </text:span><text:span text:style-name="T11">n </text:span><text:span text:style-name="T3">= (</text:span><text:span text:style-name="T5">int</text:span><text:span text:style-name="T3">)log10((</text:span><text:span text:style-name="T5">double</text:span><text:span text:style-name="T3">)number) + </text:span><text:span text:style-name="T11">first </text:span><text:span text:style-name="T3">+ </text:span><text:span text:style-name="T15">1</text:span><text:span text:style-name="T3">;</text:span><text:line-break/><text:span text:style-name="T3"> <text:s text:c="3"/></text:span><text:span text:style-name="T11">numberArray </text:span><text:span text:style-name="T3">= calloc(</text:span><text:span text:style-name="T11">n </text:span><text:span text:style-name="T3">+ </text:span><text:span text:style-name="T11">first </text:span><text:span text:style-name="T3">+ </text:span><text:span text:style-name="T15">1</text:span><text:span text:style-name="T3">, </text:span><text:span text:style-name="T5">sizeof</text:span><text:span text:style-name="T3">(</text:span><text:span text:style-name="T5">char</text:span><text:span text:style-name="T3">));</text:span><text:line-break/><text:span text:style-name="T3"> <text:s text:c="3"/></text:span><text:span text:style-name="T5">for </text:span><text:span text:style-name="T3">(</text:span><text:span text:style-name="T11">i </text:span><text:span text:style-name="T3">= </text:span><text:span text:style-name="T11">n </text:span><text:span text:style-name="T3">- </text:span><text:span text:style-name="T15">1</text:span><text:span text:style-name="T3">; </text:span><text:span text:style-name="T11">i </text:span><text:span text:style-name="T3">&gt;= </text:span><text:span text:style-name="T11">first</text:span><text:span text:style-name="T3">; --</text:span><text:span text:style-name="T11">i</text:span><text:span text:style-name="T3">, number /= </text:span><text:span text:style-name="T15">10</text:span><text:span text:style-name="T3">) {</text:span><text:line-break/><text:span text:style-name="T3"> <text:s text:c="7"/></text:span><text:span text:style-name="T11">numberArray</text:span><text:span text:style-name="T3">[</text:span><text:span text:style-name="T11">i</text:span><text:span text:style-name="T3">] = (</text:span><text:span text:style-name="T5">char</text:span><text:span text:style-name="T3">)((number % </text:span><text:span text:style-name="T15">10</text:span><text:span text:style-name="T3">) + </text:span><text:span text:style-name="T9">'0'</text:span><text:span text:style-name="T3">);</text:span><text:line-break/><text:span text:style-name="T3"> <text:s text:c="3"/>}</text:span><text:line-break/><text:span text:style-name="T3"> <text:s text:c="3"/></text:span><text:span text:style-name="T5">if </text:span><text:span text:style-name="T3">(</text:span><text:span text:style-name="T11">first</text:span><text:span text:style-name="T3">) {</text:span><text:line-break/><text:span text:style-name="T3"> <text:s text:c="7"/></text:span><text:span text:style-name="T11">numberArray</text:span><text:span text:style-name="T3">[</text:span><text:span text:style-name="T15">0</text:span><text:span text:style-name="T3">] = </text:span><text:span text:style-name="T9">'-'</text:span><text:span text:style-name="T3">;</text:span><text:line-break/><text:span text:style-name="T3"> <text:s text:c="3"/>}</text:span><text:line-break/><text:span text:style-name="T3"> <text:s text:c="3"/></text:span><text:span text:style-name="T11">numberArray</text:span><text:span text:style-name="T3">[</text:span><text:span text:style-name="T11">n</text:span><text:span text:style-name="T3">] = </text:span><text:span text:style-name="T9">'</text:span><text:span text:style-name="T21">\0</text:span><text:span text:style-name="T9">'</text:span><text:span text:style-name="T3">;</text:span><text:line-break/><text:span text:style-name="T3"> <text:s text:c="3"/></text:span><text:span text:style-name="T5">return </text:span><text:span text:style-name="T11">numberArray</text:span><text:span text:style-name="T3">;</text:span><text:line-break/><text:span text:style-name="T3">}</text:span></text:p>
      <text:p text:style-name="P2"><text:line-break/></text:p>
      <text:p text:style-name="P3">Приложение <text:span text:style-name="T25">В</text:span></text:p>
      <text:p text:style-name="P2"/>
      <text:p text:style-name="P2">Листинг файла main_client.c</text:p>
      <text:p text:style-name="P2"><text:span text:style-name="T1">#include </text:span><text:span text:style-name="T9">&lt;client.h&gt;</text:span><text:line-break/><text:line-break/><text:span text:style-name="T5">int </text:span><text:span text:style-name="T7">main</text:span><text:span text:style-name="T3">() {</text:span><text:line-break/><text:span text:style-name="T3"> <text:s text:c="3"/>client_run();</text:span><text:line-break/><text:span text:style-name="T3"> <text:s text:c="3"/></text:span><text:span text:style-name="T5">return </text:span><text:span text:style-name="T15">0</text:span><text:span text:style-name="T3">;</text:span><text:line-break/><text:span text:style-name="T3">}</text:span></text:p>
      <text:p text:style-name="P2"/>
      <text:p text:style-name="P2">Листинг файла main_server.c</text:p>
      <text:p text:style-name="P2"><text:span text:style-name="T1">#include </text:span><text:span text:style-name="T9">&lt;server.h&gt;</text:span><text:line-break/><text:line-break/><text:span text:style-name="T5">int </text:span><text:span text:style-name="T7">main</text:span><text:span text:style-name="T3">() {</text:span><text:line-break/><text:span text:style-name="T3"> <text:s text:c="3"/>server_run(</text:span><text:span text:style-name="T15">1</text:span><text:span text:style-name="T3">);</text:span><text:line-break/><text:span text:style-name="T3"> <text:s text:c="3"/></text:span><text:span text:style-name="T5">return </text:span><text:span text:style-name="T15">0</text:span><text:span text:style-name="T3">;</text:span><text:line-break/><text:span text:style-name="T3">}</text:span></text:p>
      <text:p text:style-name="P2"/>
      <text:p text:style-name="P2">Листинг файла main_work.c</text:p>
      <text:p text:style-name="P2"><text:span text:style-name="T1">#include </text:span><text:span text:style-name="T9">&lt;stdio.h&gt;</text:span><text:line-break/><text:span text:style-name="T1">#include </text:span><text:span text:style-name="T9">&lt;unistd.h&gt;</text:span><text:line-break/><text:span text:style-name="T1">#include </text:span><text:span text:style-name="T9">&lt;pthread.h&gt;</text:span><text:line-break/><text:line-break/><text:span text:style-name="T1">#include </text:span><text:span text:style-name="T9">"server.h"</text:span><text:line-break/><text:span text:style-name="T1">#include </text:span><text:span text:style-name="T9">"client.h"</text:span><text:line-break/><text:line-break/><text:span text:style-name="T5">void </text:span><text:span text:style-name="T3">*</text:span><text:span text:style-name="T7">server_thread</text:span><text:span text:style-name="T3">(</text:span><text:span text:style-name="T5">void </text:span><text:span text:style-name="T3">*arg);</text:span><text:line-break/><text:span text:style-name="T5">void </text:span><text:span text:style-name="T3">*</text:span><text:span text:style-name="T7">client_thread</text:span><text:span text:style-name="T3">(</text:span><text:span text:style-name="T5">void </text:span><text:span text:style-name="T3">*arg);</text:span><text:line-break/><text:line-break/><text:span text:style-name="T5">int </text:span><text:span text:style-name="T7">main</text:span><text:span text:style-name="T3">() {</text:span><text:line-break/><text:span text:style-name="T3"> <text:s text:c="3"/></text:span><text:span text:style-name="T5">int </text:span><text:span text:style-name="T11">connections </text:span><text:span text:style-name="T3">= </text:span><text:span text:style-name="T15">0</text:span><text:span text:style-name="T3">;</text:span><text:line-break/><text:span text:style-name="T3"> <text:s text:c="3"/></text:span><text:span text:style-name="T23">pthread_t </text:span><text:span text:style-name="T11">server</text:span><text:span text:style-name="T3">, </text:span><text:span text:style-name="T11">client</text:span><text:span text:style-name="T3">;</text:span><text:line-break/><text:span text:style-name="T3"> <text:s text:c="3"/></text:span><text:span text:style-name="T5">if</text:span><text:span text:style-name="T3">(pthread_create(&amp;</text:span><text:span text:style-name="T11">server</text:span><text:span text:style-name="T3">, </text:span><text:span text:style-name="T17">NULL</text:span><text:span text:style-name="T3">, &amp;server_thread, </text:span><text:span text:style-name="T17">NULL</text:span><text:span text:style-name="T3">)) {</text:span><text:line-break/><text:span text:style-name="T3"> <text:s text:c="7"/></text:span><text:span text:style-name="T5">return </text:span><text:span text:style-name="T3">-</text:span><text:span text:style-name="T15">1</text:span><text:span text:style-name="T3">;</text:span><text:line-break/><text:span text:style-name="T3"> <text:s text:c="3"/>}</text:span><text:line-break/><text:span text:style-name="T3"> <text:s text:c="3"/></text:span><text:span text:style-name="T5">if</text:span><text:span text:style-name="T3">(pthread_create(&amp;</text:span><text:span text:style-name="T11">client</text:span><text:span text:style-name="T3">, </text:span><text:span text:style-name="T17">NULL</text:span><text:span text:style-name="T3">, &amp;client_thread, &amp;</text:span><text:span text:style-name="T11">connections</text:span><text:span text:style-name="T3">)) {</text:span><text:line-break/><text:span text:style-name="T3"> <text:s text:c="7"/></text:span><text:span text:style-name="T5">return </text:span><text:span text:style-name="T3">-</text:span><text:span text:style-name="T15">1</text:span><text:span text:style-name="T3">;</text:span><text:line-break/><text:span text:style-name="T3"> <text:s text:c="3"/>}</text:span><text:line-break/><text:span text:style-name="T3"> <text:s text:c="3"/></text:span><text:span text:style-name="T5">do </text:span><text:span text:style-name="T3">{</text:span><text:line-break/><text:span text:style-name="T3"> <text:s text:c="7"/></text:span><text:span text:style-name="T5">if</text:span><text:span text:style-name="T3">(!</text:span><text:span text:style-name="T11">connections</text:span><text:span text:style-name="T3">) {</text:span><text:line-break/><text:span text:style-name="T3"> <text:s text:c="11"/>printf(</text:span><text:span text:style-name="T9">"Введите число подключений (отрицательное число - выход): "</text:span><text:span text:style-name="T3">);</text:span><text:line-break/><text:span text:style-name="T3"> <text:s text:c="11"/>scanf(</text:span><text:span text:style-name="T9">"%d"</text:span><text:span text:style-name="T3">, &amp;</text:span><text:span text:style-name="T11">connections</text:span><text:span text:style-name="T3">);</text:span><text:line-break/><text:span text:style-name="T3"> <text:s text:c="11"/>getchar();</text:span><text:line-break/><text:span text:style-name="T3"> <text:s text:c="7"/>} </text:span><text:span text:style-name="T5">else </text:span><text:span text:style-name="T3">{</text:span><text:line-break/><text:span text:style-name="T3"> <text:s text:c="11"/>usleep(</text:span><text:span text:style-name="T15">100</text:span><text:span text:style-name="T3">);</text:span><text:line-break/><text:span text:style-name="T3"> <text:s text:c="7"/>}</text:span><text:line-break/><text:span text:style-name="T3"> <text:s text:c="3"/>} </text:span><text:span text:style-name="T5">while </text:span><text:span text:style-name="T3">(</text:span><text:span text:style-name="T11">connections </text:span><text:span text:style-name="T3">&gt;= </text:span><text:span text:style-name="T15">0</text:span><text:span text:style-name="T3">);</text:span><text:line-break/><text:span text:style-name="T3"> <text:s text:c="3"/>pthread_join(</text:span><text:span text:style-name="T11">client</text:span><text:span text:style-name="T3">, </text:span><text:span text:style-name="T17">NULL</text:span><text:span text:style-name="T3">);</text:span><text:line-break/><text:span text:style-name="T3"> <text:s text:c="3"/></text:span><text:span text:style-name="T5">return </text:span><text:span text:style-name="T15">0</text:span><text:span text:style-name="T3">;</text:span><text:line-break/><text:span text:style-name="T3">}</text:span><text:line-break/><text:line-break/><text:span text:style-name="T5">int </text:span><text:span text:style-name="T7">predicate</text:span><text:span text:style-name="T3">(</text:span><text:span text:style-name="T5">void </text:span><text:span text:style-name="T3">*arg) {</text:span><text:line-break/><text:span text:style-name="T3"> <text:s text:c="3"/></text:span><text:span text:style-name="T5">return </text:span><text:span text:style-name="T3">*((</text:span><text:span text:style-name="T5">int</text:span><text:span text:style-name="T3">*)arg) &gt;= </text:span><text:span text:style-name="T15">0</text:span><text:span text:style-name="T3">;</text:span><text:line-break/><text:span text:style-name="T3">}</text:span><text:line-break/><text:line-break/><text:span text:style-name="T5">void </text:span><text:span text:style-name="T3">*</text:span><text:span text:style-name="T7">server_thread</text:span><text:span text:style-name="T3">(</text:span><text:span text:style-name="T5">void </text:span><text:span text:style-name="T3">*arg) {</text:span><text:line-break/><text:span text:style-name="T3"> <text:s text:c="3"/>server_run(</text:span><text:span text:style-name="T15">0</text:span><text:span text:style-name="T3">);</text:span><text:line-break/><text:span text:style-name="T3"> <text:s text:c="3"/>pthread_exit(</text:span><text:span text:style-name="T17">NULL</text:span><text:span text:style-name="T3">);</text:span><text:line-break/><text:span text:style-name="T3">}</text:span><text:line-break/><text:soft-page-break/><text:line-break/><text:span text:style-name="T5">void </text:span><text:span text:style-name="T3">*</text:span><text:span text:style-name="T7">client_thread</text:span><text:span text:style-name="T3">(</text:span><text:span text:style-name="T5">void </text:span><text:span text:style-name="T3">*arg) {</text:span><text:line-break/><text:span text:style-name="T3"> <text:s text:c="3"/></text:span><text:span text:style-name="T5">int </text:span><text:span text:style-name="T3">*</text:span><text:span text:style-name="T11">connections </text:span><text:span text:style-name="T3">= (</text:span><text:span text:style-name="T5">int</text:span><text:span text:style-name="T3">*)arg;</text:span><text:line-break/><text:span text:style-name="T3"> <text:s text:c="3"/></text:span><text:span text:style-name="T5">while</text:span><text:span text:style-name="T3">(*</text:span><text:span text:style-name="T11">connections </text:span><text:span text:style-name="T3">&gt;= </text:span><text:span text:style-name="T15">0</text:span><text:span text:style-name="T3">) {</text:span><text:line-break/><text:span text:style-name="T3"> <text:s text:c="7"/></text:span><text:span text:style-name="T5">if </text:span><text:span text:style-name="T3">(*</text:span><text:span text:style-name="T11">connections </text:span><text:span text:style-name="T3">&gt; </text:span><text:span text:style-name="T15">0</text:span><text:span text:style-name="T3">) {</text:span><text:line-break/><text:span text:style-name="T3"> <text:s text:c="11"/>client_run();</text:span><text:line-break/><text:span text:style-name="T3"> <text:s text:c="11"/>--*</text:span><text:span text:style-name="T11">connections</text:span><text:span text:style-name="T3">;</text:span><text:line-break/><text:span text:style-name="T3"> <text:s text:c="7"/>} </text:span><text:span text:style-name="T5">else </text:span><text:span text:style-name="T3">{</text:span><text:line-break/><text:span text:style-name="T3"> <text:s text:c="11"/>usleep(</text:span><text:span text:style-name="T15">100</text:span><text:span text:style-name="T3">);</text:span><text:line-break/><text:span text:style-name="T3"> <text:s text:c="7"/>}</text:span><text:line-break/><text:span text:style-name="T3"> <text:s text:c="3"/>}</text:span><text:line-break/><text:span text:style-name="T3"> <text:s text:c="3"/>pthread_exit(</text:span><text:span text:style-name="T17">NULL</text:span><text:span text:style-name="T3">);</text:span><text:line-break/><text:span text:style-name="T3">}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2T11:53:21.137542998</meta:creation-date>
    <dc:date>2021-11-30T18:58:08.371927244</dc:date>
    <meta:editing-duration>PT11M14S</meta:editing-duration>
    <meta:editing-cycles>2</meta:editing-cycles>
    <meta:generator>LibreOffice/7.2.3.2$Linux_X86_64 LibreOffice_project/a49ed84f3d037188bbbcb324f9afc3796d887539</meta:generator>
    <meta:document-statistic meta:table-count="0" meta:image-count="0" meta:object-count="0" meta:page-count="6" meta:paragraph-count="20" meta:word-count="725" meta:character-count="6770" meta:non-whitespace-character-count="4829"/>
  </office:meta>
</office:document-meta>
</file>